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P2" style:family="paragraph" style:parent-style-name="Standard">
      <style:paragraph-properties fo:margin-top="0in" fo:margin-bottom="0.1665in" style:contextual-spacing="false" fo:line-height="100%"/>
    </style:style>
    <style:style style:name="P3" style:family="paragraph" style:parent-style-name="Standard">
      <style:paragraph-properties fo:margin-top="0.1665in" fo:margin-bottom="0.1665in" style:contextual-spacing="false" fo:line-height="100%"/>
    </style:style>
    <style:style style:name="T1" style:family="text">
      <style:text-properties officeooo:rsid="001ae506"/>
    </style:style>
    <style:style style:name="T2" style:family="text">
      <style:text-properties style:text-position="super 58%" officeooo:rsid="001ae5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whom it may concern;</text:p>
      <text:p text:style-name="Standard"/>
      <text:p text:style-name="P2">With a rich career spanning roles in software development, cloud operations, and cybersecurity, I have cultivated a deep passion for continuous learning and curiosity-driven problem-solving. These qualities, coupled with my humility and commitment to collaboration, have been integral to my professional growth and success.</text:p>
      <text:p text:style-name="P3">From my early days as an IT specialist at NASA’s Johnson Space Center to my current role as a Senior Developer at Black Hills Information Security, I have embraced every opportunity to expand my technical skills. This journey has led me to master diverse tools like Burp Suite, Wireshark, and Kafka, and programming languages such as Python and C#. Whether upgrading systems to modern frameworks, mentoring teams, or conducting penetration tests, I strive to approach challenges with an open mind and a willingness to adapt.</text:p>
      <text:p text:style-name="P3">My education mirrors my professional ethos as a lifelong learner. Earning a MicroMaster’s in Cybersecurity from RIT and graduate certificates in IT Project Management and Computer Science are just a few steps in my ongoing pursuit of knowledge. These credentials, along with my professional certifications (SSCP, AWS CCP, and more), exemplify my commitment to staying at the forefront of technological advancements. <text:span text:style-name="T1">I am currently studying for my CISSP and will sit for the exam on March 1</text:span><text:span text:style-name="T2">st</text:span><text:span text:style-name="T1">.</text:span></text:p>
      <text:p text:style-name="P3">Thank you for considering my application. I would be thrilled to discuss how my curiosity, humility, and technical expertise align with the needs of your company.</text:p>
      <text:p text:style-name="P3">Sincerely,<text:line-break/>Aaron K. Clar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print-date>2025-01-29T09:13:59.436000000</meta:print-date>
    <meta:printed-by>PDF files</meta:printed-by>
    <dc:date>2025-01-29T09:14:02.314000000</dc:date>
    <meta:editing-duration>PT2S</meta:editing-duration>
    <meta:editing-cycles>1</meta:editing-cycles>
    <meta:document-statistic meta:table-count="0" meta:image-count="0" meta:object-count="0" meta:page-count="1" meta:paragraph-count="6" meta:word-count="241" meta:character-count="1549" meta:non-whitespace-character-count="1314"/>
  </office:meta>
</office:document-meta>
</file>